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7-02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7-01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30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29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28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27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26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25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24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23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22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21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20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19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18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17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16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15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14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13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12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11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10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09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08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07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06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05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04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03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02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6-01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31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30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29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28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27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26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25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24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23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22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21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20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19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18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17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16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15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14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13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12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11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10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09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08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07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06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05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04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03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02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5-01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30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29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28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27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26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25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24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23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22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21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20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19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18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17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16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15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14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13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12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11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10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09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08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07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06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05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04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03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02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4-01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31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30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29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28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27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26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25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24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23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22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21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20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19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18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17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16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15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14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13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12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11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10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09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08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07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06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05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04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03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02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3-01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29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28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27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26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25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24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23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22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21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20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19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18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17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16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15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14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13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12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11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10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09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08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07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06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05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04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03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02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2-01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31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30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29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28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27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26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25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24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23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22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21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20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19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18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17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16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15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14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13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12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11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10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09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08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07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06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05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04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03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02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0-01-01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31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30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29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28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27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26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25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24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23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22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21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20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19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18 04:27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17 04:27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16 04:27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15 04:27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14 04:27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13 04:27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12 04:27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11 04:27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10 04:27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09 04:27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08 04:27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07 04:27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06 04:27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05 04:27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04 04:27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03 04:27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02 04:27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2-01 04:27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30 04:27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29 04:27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28 04:27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27 04:27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26 04:27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25 04:27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24 04:27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23 04:27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22 04:27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21 04:27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20 04:27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19 04:27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18 04:27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17 04:27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16 04:27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15 04:27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14 04:27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13 04:27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12 04:27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11 04:27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10 04:27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09 04:27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08 04:27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07 04:27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06 04:27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05 04:27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04 04:27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03 04:27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02 04:27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1-01 04:27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31 04:27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30 04:27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29 04:27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28 04:27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27 04:27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26 04:27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25 04:27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24 04:27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23 04:27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22 04:27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21 04:27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20 04:27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19 04:27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18 04:27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17 04:27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16 04:27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15 04:27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14 04:27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13 04:27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12 04:27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11 04:27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10 04:27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09 04:27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08 04:27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07 04:27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06 04:27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05 04:27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04 04:27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03 04:27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02 04:27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10-01 04:27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30 04:27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29 04:27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28 04:27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27 04:27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26 04:27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25 04:27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24 04:27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23 04:27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22 04:27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21 04:27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20 04:27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19 04:27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18 04:27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17 04:27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16 04:27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15 04:27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14 04:27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13 04:27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12 04:27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11 04:27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10 04:27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09 04:27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08 04:27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07 04:27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06 04:27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05 04:27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04 04:27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03 04:27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02 04:27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9-01 04:27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31 04:27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30 04:27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29 04:27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28 04:27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27 04:27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26 04:27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25 04:27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24 04:27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23 04:27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22 04:27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21 04:27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20 04:27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19 04:27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18 04:27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17 04:27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16 04:27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15 04:27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14 04:27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13 04:27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12 04:27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11 04:27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10 04:27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09 04:27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08 04:27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07 04:27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06 04:27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05 04:27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04 04:27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03 04:27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02 04:27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01 04:27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31 04:27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30 04:27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29 04:27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28 04:27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27 04:27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26 04:27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25 04:27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24 04:27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23 04:27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22 04:27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21 04:27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20 04:27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19 04:27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18 04:27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17 04:27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16 04:27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15 04:27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14 04:27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13 04:27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12 04:27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11 04:27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10 04:27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09 04:27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08 04:27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07 04:27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06 04:27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05 04:27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04 04:27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03 04:27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02 04:27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7-01 04:27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30 04:27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29 04:27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28 04:27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27 04:27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26 04:27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25 04:27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24 04:27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23 04:27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22 04:27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21 04:27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20 04:27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19 04:27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18 04:27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17 04:27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16 04:27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15 04:27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14 04:27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13 04:27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12 04:27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11 04:27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10 04:27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09 04:27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08 04:27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07 04:27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06 04:27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05 04:27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04 04:27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03 04:27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02 04:27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6-01 04:27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31 04:27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30 04:27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29 04:27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28 04:27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27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26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25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24 0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5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4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3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3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2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3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1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3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06 04:58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05 04:58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04 04:58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03 04:58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02 04:58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2-01 04:58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30 04:58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29 04:58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28 04:58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27 04:58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26 04:58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25 04:58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24 04:58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23 04:58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22 04:58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21 04:58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20 04:58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19 04:58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18 04:58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17 04:58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16 04:58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15 04:58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14 04:58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13 04:58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12 04:58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11 04:58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10 04:58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09 04:58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08 04:58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07 04:58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06 04:58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05 04:58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04 04:58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03 04:58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02 04:58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1-01 04:58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31 04:58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30 04:58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29 04:58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28 04:58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27 04:58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26 04:58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25 04:58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24 04:58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23 04:58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22 04:58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21 04:58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20 04:58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19 04:58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18 04:58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17 04:58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16 04:58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15 04:58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14 04:58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13 04:58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12 04:58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11 04:58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10 04:58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09 04:58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08 04:58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07 04:58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06 04:58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05 04:58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04 04:58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03 04:58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02 04:58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10-01 04:58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30 04:58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29 04:58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28 04:58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27 04:58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26 04:58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25 04:58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24 04:58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23 04:58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22 04:58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21 04:58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20 04:58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19 04:58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18 04:58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17 04:58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16 04:58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15 04:58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14 04:58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13 04:58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12 04:58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07 04:58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06 04:58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05 04:58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04 04:58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03 04:58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02 04:58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9-01 04:58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31 04:58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30 04:58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29 04:58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28 04:58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27 04:58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26 04:58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25 04:58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24 04:58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23 04:58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22 04:58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21 04:58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20 04:58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19 04:58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18 04:58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17 04:58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16 04:58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15 04:58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14 04:58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13 04:58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12 04:58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11 04:58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10 04:58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09 04:58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08 04:58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07 04:58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06 04:58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05 04:58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04 04:58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03 04:58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02 04:58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01 04:58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31 04:58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30 04:58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29 04:58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28 04:58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27 04:58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26 04:58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25 04:58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24 04:58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23 04:58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7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6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3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5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4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3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3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2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3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1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3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2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1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3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10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9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3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8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3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7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6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3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5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4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3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3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2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3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7-01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3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2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1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3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10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9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3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8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3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7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6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3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5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4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3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3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1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1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1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1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1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0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0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0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0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0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0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0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0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2-0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3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3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2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2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2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2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2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24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23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22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21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20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19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18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17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16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15 04:58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14 04:15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13 04:15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12 04:15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11 04:15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10 04:15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09 04:15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08 04:15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07 04:15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06 04:15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05 04:15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04 04:15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03 04:15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02 04:15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6-01-01 04:15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31 04:15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30 04:15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29 04:15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28 04:15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27 04:15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26 04:15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25 04:15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24 04:15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23 04:15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22 04:15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21 04:15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20 04:15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19 04:15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18 04:15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17 04:15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16 04:15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15 04:15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14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13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12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11 0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10 04:31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09 04:31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08 04:31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07 04:31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06 04:31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05 04:31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04 04:31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03 04:31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02 04:31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2-01 04:31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30 04:31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29 04:31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28 04:31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27 04:31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26 04:31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25 04:31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24 04:31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23 04:31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22 04:31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21 04:31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20 04:31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19 04:31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18 04:31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17 04:31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16 04:31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15 04:31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14 04:31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13 04:31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12 04:31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11 04:31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10 04:31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09 04:31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08 04:31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07 04:31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06 04:31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05 04:31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04 04:31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03 04:31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02 04:31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1-01 04:31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31 04:31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30 04:31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29 04:31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28 04:31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27 04:31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26 04:31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25 04:31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24 04:31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23 04:31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22 04:31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21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20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19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18 04:3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17 04:31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16 04:31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15 04:31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14 04:31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13 04:31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12 04:31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11 04:31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10 04:31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09 04:31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08 04:31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07 04:31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06 04:31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05 04:3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04 04:3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03 04:3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02 04:31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10-01 04:31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30 04:31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29 04:31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28 04:31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27 04:31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26 04:31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25 04:31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24 04:31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23 04:31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22 04:31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21 04:31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20 04:31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19 04:31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18 04:31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17 04:31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16 04:31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15 04:31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14 04:31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13 04:31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12 04:31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11 04:31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10 04:31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09 04:31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08 04:31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07 04:31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06 04:31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05 04:31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04 04:31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03 04:31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02 04:31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01 04:31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31 04:31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30 04:31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29 04:31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28 04:31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27 04:31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26 04:31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25 04:31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24 04:31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23 04:31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22 04:31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21 04:31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20 04:31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19 04:31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18 04:31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17 04:31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16 04:31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15 04:31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14 04:31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13 04:31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12 04:31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11 04:31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10 04:31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09 04:31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08 04:31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07 04:31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06 04:31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05 04:31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04 04:31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03 04:31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02 04:31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8-01 04:31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31 04:31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30 04:31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29 04:31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28 04:31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27 04:31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26 04:31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25 04:31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24 04:31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23 04:31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22 04:31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21 04:31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20 04:31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19 04:31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18 04:31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17 04:31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16 04:31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15 04:31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14 04:31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13 04:31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12 04:31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11 04:31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10 04:31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09 04:31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08 04:31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07 04:31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06 04:31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05 04:3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04 04:3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03 04:3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02 04:31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7-01 04:31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30 04:31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29 04:31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28 04:31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27 04:31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26 04:31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25 04:31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24 04:31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23 04:31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22 04:31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21 04:31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20 04:31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19 04:31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18 0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17 0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16 0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15 0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14 04:32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13 04:32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12 04:32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11 04:32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10 04:32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09 04:32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08 04:32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07 04:32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06 04:32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05 04:32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04 04:32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03 04:32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02 04:3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6-01 04:3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31 04:3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30 04:32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29 04:32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28 04:32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27 04:32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26 04:32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25 04:32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24 04:32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23 04:32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22 04:32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21 04:32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20 04:32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19 04:32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18 04:32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17 04:32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16 04:32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15 04:32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14 04:32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13 04:32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12 04:32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11 04:32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10 04:32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09 04:32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08 04:32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07 04:32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06 04:32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05 04:32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04 04:3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03 04:3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02 04:3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5-01 04:3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30 04:3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29 04:32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28 04:32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27 04:32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26 04:32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25 04:32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24 04:32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23 04:32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22 04:32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21 04:3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20 04:3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19 04:3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18 04:32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17 04:32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16 04:32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15 04:32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14 04:32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13 04:32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12 04:32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11 04:32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10 04:32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09 04:32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08 04:32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07 04:32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06 04:32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05 04:32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04 04:32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03 04:32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02 04:32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4-01 04:32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31 04:32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30 04:32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29 04:32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28 04:32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27 04:32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26 04:32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25 04:32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24 04:32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23 04:32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22 04:32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21 04:32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20 04:32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19 04:32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18 04:32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17 04:32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16 04:32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15 04:32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14 04:32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13 04:32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12 04:32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11 04:32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10 04:32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09 04:32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08 04:32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07 04:32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06 04:32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05 04:32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04 04:32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03 04:32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02 04:32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3-01 04:32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28 04:32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27 04:32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26 04:32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25 04:32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24 04:32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23 04:32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22 04:32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21 04:32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20 04:32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19 04:32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18 04:32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17 04:32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16 04:32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15 04:32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14 04:32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13 04:32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12 04:32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11 04:32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10 04:32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09 04:32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08 04:32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07 04:32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06 04:32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05 04:32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04 04:32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03 04:32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02 04:32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2-01 04:32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31 04:32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30 04:32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29 04:32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28 04:32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27 04:32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26 04:32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25 04:32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24 04:32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23 04:32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22 04:32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21 04:32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20 04:32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19 04:32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18 04:32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17 04:32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16 04:32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15 04:32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14 04:32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13 04:32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12 04:32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11 04:32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10 04:32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09 04:32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08 04:32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07 04:32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06 04:32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05 04:32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04 04:32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03 04:32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02 04:32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1-01 04:32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31 04:32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30 04:32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29 04:32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28 04:32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27 04:32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26 04:32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25 04:32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24 04:32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23 04:32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22 04:32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21 04:32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20 04:32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19 04:32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18 04:32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17 04:32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16 04:32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15 04:32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14 04:32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13 04:3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12 04:3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11 04:3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10 04:3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09 04:32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08 04:32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07 04:32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06 04:32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05 04:32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04 04:32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03 04:32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02 04:32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2-01 04:32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30 04:32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29 04:32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28 04:32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27 04:32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26 04:32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25 04:32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24 04:32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23 04:32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22 04:32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21 04:32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20 04:32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19 04:32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18 04:3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17 04:3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16 04:3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15 04:32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14 04:32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13 04:32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12 04:32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11 04:32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10 04:32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09 04:32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08 04:32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07 04:32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06 04:32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05 04:32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04 04:32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03 04:32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02 04:32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1-01 04:32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31 04:32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30 04:32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29 04:32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28 04:32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27 04:32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26 04:32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25 04:32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24 04:32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23 04:32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22 04:32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21 04:32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20 04:32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19 04:32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18 04:32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17 04:32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16 04:32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15 04:32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14 04:32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13 04:32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12 04:32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11 0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10 0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09 0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08 0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07 04:33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06 04:33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05 04:33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04 04:33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03 04:33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02 04:33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01 04:33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30 04:33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29 04:33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28 04:33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27 04:33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26 04:33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25 04:33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24 04:33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23 04:33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22 04:33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21 04:33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20 04:33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19 04:33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18 04:33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17 04:33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16 04:33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15 04:33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14 04:33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13 04:33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12 04:33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11 04:33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10 04:33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09 04:33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08 04:33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07 04:33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06 04:33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05 04:33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04 04:33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03 04:33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02 04:33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9-01 04:33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31 04:33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30 04:33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29 04:33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28 04:33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27 04:33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26 04:33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25 04:33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24 04:33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23 04:33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22 04:33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21 04:33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20 04:33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19 04:33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18 04:33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17 04:33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16 04:33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15 04:33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14 04:33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13 04:33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12 04:33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11 04:33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10 04:33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09 04:33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08 04:33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07 04:33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06 04:33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05 04:33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04 04:33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03 04:33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02 04:33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8-01 04:33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31 04:33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30 04:33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29 04:33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28 04:33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27 04:33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26 04:33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25 04:33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24 04:33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23 04:33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22 04:33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21 04:33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20 04:33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19 04:33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18 04:33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17 04:33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16 04:33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15 04:33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14 04:33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13 04:33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12 04:33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11 04:33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10 04:33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09 04:33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08 04:33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07 04:33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06 04:33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05 04:33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04 04:33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03 04:33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02 04:33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7-01 04:33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30 04:33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29 04:33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28 04:33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27 04:33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26 04:33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25 04:33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24 04:33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23 04:33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22 04:33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21 04:33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20 04:33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19 04:33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18 04:33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17 04:33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16 04:33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15 04:33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14 04:33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13 04:33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12 04:33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11 04:33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10 04:33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09 04:33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08 04:33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07 04:33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06 04:33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05 04:33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04 04:33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03 04:33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02 04:33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6-01 04:33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31 04:33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30 04:33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29 04:33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28 04:33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27 04:33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26 04:33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25 04:33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24 04:33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23 04:33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22 04:33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21 04:33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20 04:33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19 04:33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18 04:33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17 04:33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16 04:33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15 04:33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14 04:33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13 04:33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12 04:33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11 04:33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10 04:33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09 04:33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08 04:33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07 04:33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06 04:33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05 04:33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04 04:33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03 04:33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02 04:33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5-01 04:33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30 04:33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29 04:33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28 04:33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27 04:33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26 04:33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25 04:33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24 04:33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23 04:33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22 04:33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21 04:33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20 04:33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19 04:33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18 04:33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17 04:33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16 04:33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15 04:33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14 04:33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13 04:33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12 04:33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11 04:33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10 04:33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09 04:33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08 04:33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07 04:33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06 04:33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05 04:33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04 04:33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03 04:33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02 04:33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4-01 04:33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31 04:33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30 04:33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29 04:33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28 04:33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27 04:33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26 04:33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25 04:33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24 04:33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23 04:33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22 04:33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21 04:33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20 04:33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19 04:33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18 04:33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17 04:33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16 04:33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15 04:33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14 04:33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13 04:33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12 04:33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11 04:33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10 04:33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09 04:3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08 04:3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07 04:3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06 04:3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05 04:33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04 04:33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03 04:33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02 04:33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3-01 04:33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28 04:33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27 04:33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26 04:33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25 04:33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24 04:33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23 04:33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22 04:33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21 04:33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20 04:33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19 04:33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18 04:33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17 04:33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16 04:33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15 04:33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14 04:33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13 04:33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12 04:33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11 04:33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10 04:33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09 04:33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08 04:33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07 04:33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06 04:33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05 04:33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04 04:33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03 0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02 0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2-01 0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31 0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30 04:34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29 04:34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28 04:34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27 04:34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26 04:34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25 04:34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24 04:34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23 04:34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22 04:34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21 04:34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20 04:34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19 04:34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18 04:34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17 04:34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16 04:34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15 04:34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14 04:34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13 04:34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12 04:34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11 04:34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10 04:34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09 04:34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08 04:34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07 04:34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06 04:34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05 04:34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04 04:34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03 04:34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02 04:34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01-01 04:34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31 04:34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30 04:34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29 04:34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28 04:34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27 04:34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26 04:34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25 04:34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24 04:34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23 04:34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22 04:34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21 04:34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20 04:34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19 04:34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18 04:34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17 04:34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16 04:34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15 04:34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14 04:34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13 04:34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12 04:34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11 04:34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10 04:34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09 04:34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08 04:34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07 04:34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06 04:34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05 04:34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04 04:34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03 04:34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02 04:34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2-01 04:34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30 04:34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29 04:34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28 04:34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27 04:34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26 04:34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25 04:34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24 04:34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23 04:34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22 04:34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21 04:34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20 04:34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19 04:34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18 04:34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17 04:34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16 04:34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15 04:34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14 04:34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13 04:34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12 04:3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11 04:3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10 04:3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09 04:3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08 04:34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07 04:34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06 04:34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05 04:34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04 04:34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03 04:34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02 04:34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1-01 04:34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31 04:34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30 04:34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29 04:34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28 04:34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27 04:34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26 04:34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25 04:34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24 04:34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23 04:34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22 04:34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21 04:34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20 04:34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19 04:34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18 04:34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17 04:34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16 04:34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15 04:34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14 04:34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13 04:34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12 04:34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11 04:34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10 04:34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09 04:34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08 04:34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07 04:34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06 04:34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05 04:34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04 04:34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03 04:34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02 04:34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10-01 04:34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30 04:34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29 04:34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28 04:34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27 04:34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26 04:34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25 04:34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24 04:34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23 04:34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22 04:34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21 04:34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20 04:34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19 04:34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18 04:34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17 04:34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16 04:34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15 04:34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14 04:34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13 04:34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12 04:34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11 04:34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10 04:34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09 04:34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08 04:34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07 04:34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06 04:34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05 04:34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04 04:34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03 04:34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02 04:34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9-01 04:34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31 04:34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30 04:34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29 04:34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28 04:34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27 04:34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26 04:34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25 04:34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24 04:34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23 04:34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22 04:34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21 04:34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20 04:34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19 04:34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18 04:34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17 04:34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16 04:34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15 04:34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14 04:34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13 04:34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12 04:34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11 04:34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10 04:34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09 04:34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08 04:34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07 04:34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06 04:34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05 04:34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04 04:34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03 04:34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02 04:3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8-01 04:3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31 04:3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30 04:34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29 04:34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28 04:34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27 04:34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26 04:34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25 04:34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24 04:34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23 04:34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22 04:34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21 04:34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20 04:34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19 04:34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18 04:34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17 04:34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16 04:34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15 04:34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14 04:34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13 04:34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12 04:34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11 04:34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10 04:34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09 04:34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08 04:34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07 04:34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06 04:34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05 04:34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04 04:34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03 04:34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02 04:34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7-01 04:34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30 04:34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29 04:34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28 04:34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27 04:34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26 04:34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25 04:34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24 04:34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23 04:34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22 04:34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21 04:34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20 04:34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19 04:34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18 04:34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17 04:34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16 04:34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15 04:34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14 04:34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13 04:34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12 04:34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11 04:34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10 04:34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09 04:34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08 04:34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07 04:34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06 04:34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05 04:34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04 04:34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03 04:34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02 04:34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6-01 04:34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31 04:34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30 04:34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29 04:34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28 04:34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27 04:34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26 04:34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25 04:34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24 04:34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23 04:34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22 04:34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21 04:34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20 04:34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19 04:34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18 04:34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17 04:34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16 04:34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15 04:34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14 04:34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13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12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11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10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09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08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07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06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05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04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03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02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5-01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4-30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4-29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4-28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4-27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4-26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4-25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4-24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4-23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4-22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4-21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4-20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4-19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4-18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4-17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4-16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4-15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4-14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4-13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4-12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4-11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4-10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4-09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4-08 0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2-03 04:35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2-02 04:35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2-01 04:35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31 04:35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30 04:35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29 04:35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28 04:35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27 04:35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26 04:35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25 04:35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24 04:35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23 04:35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22 04:35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21 04:35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20 04:35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19 04:35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18 04:35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17 04:35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16 04:35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15 04:35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14 04:35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13 04:35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12 04:35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11 04:35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10 04:35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09 04:35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08 04:35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07 04:35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06 04:35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05 04:35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04 04:35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03 04:35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02 04:35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3-01-01 04:35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31 04:35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30 04:35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29 04:35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28 04:35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27 04:35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26 04:35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25 04:35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24 04:35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23 04:35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22 04:35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21 04:35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20 04:35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19 04:35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18 04:35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17 04:35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16 04:35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15 04:35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14 04:35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13 04:35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12 04:35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11 04:35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10 04:35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09 04:35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08 04:35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07 04:35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06 04:35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05 04:35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04 04:35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03 04:35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02 04:35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2-01 04:35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30 04:35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29 04:35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28 04:35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27 04:35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26 04:35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25 04:35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24 04:35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23 04:35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22 04:35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21 04:35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20 04:35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19 04:35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18 04:35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17 04:35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16 04:35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15 04:35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14 04:35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13 04:35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12 04:35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11 04:35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10 04:35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09 04:35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08 04:35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07 04:35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06 04:35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05 04:35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04 04:35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03 04:35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02 04:35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1-01 04:35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31 04:35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30 04:35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29 04:35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28 04:35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27 04:35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26 04:35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25 04:35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24 04:35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23 04:35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22 04:35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21 04:35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20 04:35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19 04:35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18 04:35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17 04:35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16 04:35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15 04:35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14 04:35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13 04:35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12 04:35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11 04:35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10 04:35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09 04:35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08 04:35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07 04:35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06 04:35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05 04:35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04 04:35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03 04:35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02 04:35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10-01 04:35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30 04:35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29 04:35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28 04:35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27 04:35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26 04:35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25 04:35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24 04:35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23 04:35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22 04:35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21 04:35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20 04:35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19 04:35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18 04:35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17 04:35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16 04:35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15 04:35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14 04:35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13 04:35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12 04:35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11 04:35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10 04:35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09 04:35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08 04:35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07 04:35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06 04:35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05 04:35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04 04:35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03 04:35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02 04:35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01 04:35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8-31 04:35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8-30 04:35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8-29 04:35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7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046" meta:object-count="0"/>
    <meta:user-defined meta:name="AppVersion">3.0</meta:user-defined>
  </office:meta>
</office:document-meta>
</file>